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7"/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Forecast year</text:p>
          </table:table-cell>
          <table:table-cell table:style-name="ce1" office:value-type="string" calcext:value-type="string">
            <text:p>Cycle trips - billion</text:p>
          </table:table-cell>
          <table:table-cell table:style-name="ce1" office:value-type="string" calcext:value-type="string">
            <text:p>Cycle miles- billion</text:p>
          </table:table-cell>
          <table:table-cell table:style-name="Default" office:value-type="string" calcext:value-type="string">
            <text:p>Distance per trip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2.9" calcext:value-type="float">
            <text:p>2.9</text:p>
          </table:table-cell>
          <table:table-cell table:formula="of:=[.C2]/[.B2]" office:value-type="float" office:value="2.41666666666667" calcext:value-type="float">
            <text:p>2.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table:formula="of:=[.C3]/[.B3]" office:value-type="float" office:value="2.42857142857143" calcext:value-type="float">
            <text:p>2.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table:formula="of:=[.C4]/[.B4]" office:value-type="float" office:value="2.46153846153846" calcext:value-type="float">
            <text:p>2.5</text:p>
          </table:table-cell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C5]/[.B5]" office:value-type="float" office:value="2.30769230769231" calcext:value-type="float">
            <text:p>2.3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table:formula="of:=[.C6]/[.B6]" office:value-type="float" office:value="2.38461538461538" calcext:value-type="float">
            <text:p>2.4</text:p>
          </table:table-cell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table:formula="of:=[.C7]/[.B7]" office:value-type="float" office:value="2.21428571428571" calcext:value-type="float">
            <text:p>2.2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table:formula="of:=[.C8]/[.B8]" office:value-type="float" office:value="2.21428571428571" calcext:value-type="float">
            <text:p>2.2</text:p>
          </table:table-cell>
        </table:table-row>
      </table:table>
      <table:named-expressions>
        <table:named-range table:name="13103183000029" table:base-cell-address="$Sheet1.$A$2" table:cell-range-address="$Sheet1.$A$2"/>
        <table:named-range table:name="13103183000030" table:base-cell-address="$Sheet1.$B$2" table:cell-range-address="$Sheet1.$B$2"/>
        <table:named-range table:name="13103183000031" table:base-cell-address="$Sheet1.$C$2" table:cell-range-address="$Sheet1.$C$2"/>
        <table:named-range table:name="13103183000032" table:base-cell-address="$Sheet1.$A$3" table:cell-range-address="$Sheet1.$A$3"/>
        <table:named-range table:name="13103183000033" table:base-cell-address="$Sheet1.$B$3" table:cell-range-address="$Sheet1.$B$3"/>
        <table:named-range table:name="13103183000034" table:base-cell-address="$Sheet1.$C$3" table:cell-range-address="$Sheet1.$C$3"/>
        <table:named-range table:name="13103183000035" table:base-cell-address="$Sheet1.$A$4" table:cell-range-address="$Sheet1.$A$4"/>
        <table:named-range table:name="13103183000036" table:base-cell-address="$Sheet1.$B$4" table:cell-range-address="$Sheet1.$B$4"/>
        <table:named-range table:name="13103183000037" table:base-cell-address="$Sheet1.$C$4" table:cell-range-address="$Sheet1.$C$4"/>
        <table:named-range table:name="13103183000038" table:base-cell-address="$Sheet1.$A$5" table:cell-range-address="$Sheet1.$A$5"/>
        <table:named-range table:name="13103183000039" table:base-cell-address="$Sheet1.$B$5" table:cell-range-address="$Sheet1.$B$5"/>
        <table:named-range table:name="13103183000040" table:base-cell-address="$Sheet1.$C$5" table:cell-range-address="$Sheet1.$C$5"/>
        <table:named-range table:name="13103183000041" table:base-cell-address="$Sheet1.$A$6" table:cell-range-address="$Sheet1.$A$6"/>
        <table:named-range table:name="13103183000042" table:base-cell-address="$Sheet1.$B$6" table:cell-range-address="$Sheet1.$B$6"/>
        <table:named-range table:name="13103183000043" table:base-cell-address="$Sheet1.$C$6" table:cell-range-address="$Sheet1.$C$6"/>
        <table:named-range table:name="13103183000044" table:base-cell-address="$Sheet1.$A$7" table:cell-range-address="$Sheet1.$A$7"/>
        <table:named-range table:name="13103183000045" table:base-cell-address="$Sheet1.$B$7" table:cell-range-address="$Sheet1.$B$7"/>
        <table:named-range table:name="13103183000046" table:base-cell-address="$Sheet1.$C$7" table:cell-range-address="$Sheet1.$C$7"/>
        <table:named-range table:name="13103183000047" table:base-cell-address="$Sheet1.$A$8" table:cell-range-address="$Sheet1.$A$8"/>
        <table:named-range table:name="13103183000048" table:base-cell-address="$Sheet1.$B$8" table:cell-range-address="$Sheet1.$B$8"/>
        <table:named-range table:name="13103183000049" table:base-cell-address="$Sheet1.$C$8" table:cell-range-address="$Sheet1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0:30:03.273375425</meta:creation-date>
    <dc:date>2014-08-27T10:36:58.367911112</dc:date>
    <meta:editing-duration>PT6M55S</meta:editing-duration>
    <meta:editing-cycles>1</meta:editing-cycles>
    <meta:document-statistic meta:table-count="1" meta:cell-count="32" meta:object-count="0"/>
    <meta:generator>LibreOffice/4.3.0.4$Linux_x86 LibreOffice_project/62ad5818884a2fc2e5780dd45466868d41009ec0</meta:generator>
  </office:meta>
</office:document-meta>
</file>